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B" style:family="table-column">
      <style:table-column-properties style:column-width="8.795cm" style:rel-column-width="32768*"/>
    </style:style>
    <style:style style:name="Table1.A1" style:family="table-cell">
      <style:table-cell-properties fo:padding="0cm" fo:border="none" style:writing-mode="pag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Preformatted_20_Text">
      <style:text-properties fo:font-variant="normal" fo:text-transform="none" fo:color="#222222" style:font-name="Liberation Mono" fo:font-size="9pt" fo:letter-spacing="normal" fo:font-style="normal" fo:font-weight="normal" officeooo:rsid="0018a342" officeooo:paragraph-rsid="0018a342" style:font-size-asian="9pt" style:font-weight-asian="bold" style:font-size-complex="9pt" style:font-weight-complex="bold"/>
    </style:style>
    <style:style style:name="P3" style:family="paragraph" style:parent-style-name="Preformatted_20_Text">
      <style:paragraph-properties fo:line-height="100%"/>
      <style:text-properties fo:font-variant="normal" fo:text-transform="none" fo:color="#222222" style:font-name="Liberation Mono" fo:font-size="9pt" fo:letter-spacing="normal" fo:font-style="normal" fo:font-weight="normal" officeooo:rsid="0020366f" officeooo:paragraph-rsid="0020366f" style:font-size-asian="9pt" style:font-size-complex="9pt"/>
    </style:style>
    <style:style style:name="P4" style:family="paragraph" style:parent-style-name="Preformatted_20_Text">
      <style:paragraph-properties fo:line-height="100%"/>
      <style:text-properties fo:font-variant="normal" fo:text-transform="none" fo:color="#222222" fo:font-size="9pt" fo:letter-spacing="normal" fo:font-style="normal" fo:font-weight="normal" officeooo:rsid="001057e4" officeooo:paragraph-rsid="00296ac1" style:font-size-asian="9pt" style:font-size-complex="9pt"/>
    </style:style>
    <style:style style:name="P5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line-height="120%" fo:orphans="2" fo:widows="2" fo:text-indent="0cm" style:auto-text-indent="false" fo:background-color="#ffffff" fo:padding="0cm" fo:border="none"/>
      <style:text-properties fo:font-variant="normal" fo:text-transform="none" fo:color="#222222" style:font-name="Liberation Mono" fo:font-size="9pt" fo:letter-spacing="normal" fo:font-style="normal" fo:font-weight="normal" style:font-size-asian="9pt" style:font-size-complex="9pt"/>
    </style:style>
    <style:style style:name="P6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line-height="120%" fo:orphans="2" fo:widows="2" fo:background-color="#ffffff" fo:padding="0cm" fo:border="none"/>
      <style:text-properties fo:font-variant="normal" fo:text-transform="none" fo:color="#222222" fo:font-size="9pt" fo:letter-spacing="normal" fo:font-style="normal" fo:font-weight="normal" style:font-size-asian="9pt" style:font-size-complex="9pt"/>
    </style:style>
    <style:style style:name="P7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line-height="120%" fo:orphans="2" fo:widows="2" fo:background-color="#ffffff" fo:padding="0cm" fo:border="none"/>
      <style:text-properties fo:font-variant="normal" fo:text-transform="none" fo:color="#222222" fo:font-size="9pt" fo:letter-spacing="normal" fo:font-style="normal" fo:font-weight="normal" officeooo:paragraph-rsid="00270b9b" style:font-size-asian="9pt" style:font-size-complex="9pt"/>
    </style:style>
    <style:style style:name="P8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line-height="120%" fo:orphans="2" fo:widows="2" fo:background-color="#ffffff" fo:padding="0cm" fo:border="none"/>
      <style:text-properties fo:font-variant="normal" fo:text-transform="none" fo:color="#222222" fo:font-size="9pt" fo:letter-spacing="normal" style:font-size-asian="9pt" style:font-size-complex="9pt"/>
    </style:style>
    <style:style style:name="P9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line-height="120%" fo:orphans="2" fo:widows="2" fo:background-color="#ffffff" fo:padding="0cm" fo:border="none"/>
      <style:text-properties fo:font-variant="normal" fo:text-transform="none" fo:color="#222222" style:font-name="Liberation Mono" fo:font-size="9pt" fo:letter-spacing="normal" fo:font-style="normal" fo:font-weight="normal" style:font-size-asian="9pt" style:font-size-complex="9pt"/>
    </style:style>
    <style:style style:name="P10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line-height="120%" fo:orphans="2" fo:widows="2" fo:background-color="#ffffff" fo:padding="0cm" fo:border="none"/>
      <style:text-properties fo:font-variant="normal" fo:text-transform="none" fo:color="#222222" style:font-name="Liberation Mono" fo:font-size="9pt" fo:letter-spacing="normal" fo:font-style="normal" fo:font-weight="normal" officeooo:paragraph-rsid="001a81e3" style:font-size-asian="9pt" style:font-size-complex="9pt"/>
    </style:style>
    <style:style style:name="P11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line-height="100%" fo:orphans="2" fo:widows="2" fo:background-color="#ffffff" fo:padding="0cm" fo:border="none"/>
      <style:text-properties fo:font-variant="normal" fo:text-transform="none" fo:color="#222222" style:font-name="Liberation Mono" fo:font-size="9pt" fo:letter-spacing="normal" fo:font-style="normal" fo:font-weight="normal" style:font-size-asian="9pt" style:font-size-complex="9pt"/>
    </style:style>
    <style:style style:name="P12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line-height="120%" fo:orphans="2" fo:widows="2" fo:background-color="#ffffff" fo:padding="0cm" fo:border="none"/>
      <style:text-properties fo:font-variant="normal" fo:text-transform="none" fo:color="#222222" style:font-name="Liberation Mono" fo:font-size="9pt" fo:letter-spacing="normal" style:font-size-asian="9pt" style:font-size-complex="9pt"/>
    </style:style>
    <style:style style:name="P13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line-height="120%" fo:orphans="2" fo:widows="2" fo:background-color="#ffffff" fo:padding="0cm" fo:border="none"/>
      <style:text-properties fo:font-size="9pt" officeooo:paragraph-rsid="001a81e3" style:font-size-asian="9pt" style:font-size-complex="9pt"/>
    </style:style>
    <style:style style:name="P14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line-height="120%" fo:orphans="2" fo:widows="2" fo:background-color="#ffffff" fo:padding="0cm" fo:border="none"/>
      <style:text-properties fo:font-size="9pt" style:font-size-asian="9pt" style:font-size-complex="9pt"/>
    </style:style>
    <style:style style:name="P15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line-height="120%" fo:orphans="2" fo:widows="2" fo:background-color="#ffffff" fo:padding="0cm" fo:border="none"/>
      <style:text-properties style:font-name="Liberation Mono" fo:font-size="9pt" style:font-size-asian="9pt" style:font-size-complex="9pt"/>
    </style:style>
    <style:style style:name="P16" style:family="paragraph" style:parent-style-name="Text_20_body">
      <loext:graphic-properties draw:fill="solid" draw:fill-color="#ffffff" draw:opacity="100%"/>
      <style:paragraph-properties fo:margin-top="0cm" fo:margin-bottom="0cm" loext:contextual-spacing="false" fo:line-height="100%" fo:orphans="2" fo:widows="2" fo:background-color="#ffffff" fo:padding="0cm" fo:border="none"/>
      <style:text-properties fo:font-variant="normal" fo:text-transform="none" fo:color="#222222" style:font-name="Liberation Mono" fo:font-size="9pt" fo:letter-spacing="normal" fo:font-style="normal" fo:font-weight="normal" officeooo:paragraph-rsid="001a81e3" style:font-size-asian="9pt" style:font-size-complex="9pt"/>
    </style:style>
    <style:style style:name="P17" style:family="paragraph" style:parent-style-name="Standard">
      <style:text-properties fo:font-variant="normal" fo:text-transform="none" fo:color="#222222" style:font-name="Liberation Mono" fo:font-size="9pt" fo:letter-spacing="normal" fo:font-style="normal" fo:font-weight="normal" officeooo:rsid="0018a342" officeooo:paragraph-rsid="000b91b5" style:font-size-asian="9pt" style:font-weight-asian="bold" style:font-size-complex="9pt" style:font-weight-complex="bold"/>
    </style:style>
    <style:style style:name="P18" style:family="paragraph" style:parent-style-name="Standard">
      <style:text-properties fo:font-variant="normal" fo:text-transform="none" fo:color="#222222" style:font-name="Liberation Mono" fo:font-size="9pt" fo:letter-spacing="normal" fo:font-style="normal" fo:font-weight="normal" officeooo:rsid="002e42b8" officeooo:paragraph-rsid="002e42b8" style:font-size-asian="9pt" style:font-weight-asian="bold" style:font-size-complex="9pt" style:font-weight-complex="bold"/>
    </style:style>
    <style:style style:name="P19" style:family="paragraph" style:parent-style-name="Standard">
      <style:paragraph-properties fo:line-height="100%"/>
      <style:text-properties fo:font-variant="normal" fo:text-transform="none" fo:color="#222222" fo:font-size="9pt" fo:letter-spacing="normal" fo:font-style="normal" fo:font-weight="normal" officeooo:rsid="001057e4" officeooo:paragraph-rsid="00296ac1" style:font-size-asian="9pt" style:font-size-complex="9pt"/>
    </style:style>
    <style:style style:name="P20" style:family="paragraph" style:parent-style-name="Standard">
      <style:text-properties fo:font-size="9pt" fo:font-weight="bold" officeooo:rsid="001057e4" officeooo:paragraph-rsid="00296ac1" style:font-size-asian="9pt" style:font-weight-asian="bold" style:font-size-complex="9pt" style:font-weight-complex="bold"/>
    </style:style>
    <style:style style:name="P21" style:family="paragraph" style:parent-style-name="Text_20_body">
      <style:text-properties style:font-name="Liberation Mono" fo:font-size="9pt" style:font-size-asian="9pt" style:font-size-complex="9pt"/>
    </style:style>
    <style:style style:name="P22" style:family="paragraph" style:parent-style-name="Text_20_body">
      <style:paragraph-properties fo:line-height="100%"/>
      <style:text-properties fo:font-variant="normal" fo:text-transform="none" fo:color="#222222" fo:font-size="9pt" fo:letter-spacing="normal" fo:font-style="normal" fo:font-weight="normal" officeooo:rsid="001a81e3" officeooo:paragraph-rsid="001a81e3" fo:background-color="#ffff00" style:font-size-asian="9pt" style:font-size-complex="9pt"/>
    </style:style>
    <style:style style:name="P23" style:family="paragraph" style:parent-style-name="Text_20_body">
      <style:paragraph-properties fo:line-height="100%"/>
      <style:text-properties fo:font-variant="normal" fo:text-transform="none" fo:color="#222222" fo:font-size="9pt" fo:letter-spacing="normal" fo:font-style="normal" fo:font-weight="normal" officeooo:rsid="0020366f" officeooo:paragraph-rsid="0020366f" style:font-size-asian="9pt" style:font-size-complex="9pt"/>
    </style:style>
    <style:style style:name="P24" style:family="paragraph" style:parent-style-name="Text_20_body">
      <style:paragraph-properties fo:line-height="100%"/>
      <style:text-properties fo:font-variant="normal" fo:text-transform="none" fo:color="#222222" fo:font-size="9pt" fo:letter-spacing="normal" fo:font-style="normal" fo:font-weight="normal" officeooo:rsid="002b8852" officeooo:paragraph-rsid="002b8852" style:font-size-asian="9pt" style:font-size-complex="9pt"/>
    </style:style>
    <style:style style:name="P25" style:family="paragraph" style:parent-style-name="Text_20_body">
      <style:paragraph-properties fo:line-height="100%"/>
      <style:text-properties fo:font-size="9pt" officeooo:paragraph-rsid="001a81e3" style:font-size-asian="9pt" style:font-size-complex="9pt"/>
    </style:style>
    <style:style style:name="P26" style:family="paragraph" style:parent-style-name="Text_20_body">
      <style:paragraph-properties fo:line-height="100%"/>
      <style:text-properties fo:font-size="9pt" officeooo:rsid="001a81e3" officeooo:paragraph-rsid="001a81e3" style:font-size-asian="9pt" style:font-size-complex="9pt"/>
    </style:style>
    <style:style style:name="P27" style:family="paragraph" style:parent-style-name="Text_20_body">
      <style:paragraph-properties fo:line-height="100%"/>
      <style:text-properties fo:font-size="9pt" officeooo:rsid="001a898c" officeooo:paragraph-rsid="001a898c" style:font-size-asian="9pt" style:font-size-complex="9pt"/>
    </style:style>
    <style:style style:name="P28" style:family="paragraph" style:parent-style-name="Text_20_body">
      <style:paragraph-properties fo:line-height="100%"/>
      <style:text-properties fo:font-size="9pt" officeooo:rsid="001e414b" officeooo:paragraph-rsid="001e414b" style:font-size-asian="9pt" style:font-size-complex="9pt"/>
    </style:style>
    <style:style style:name="P29" style:family="paragraph" style:parent-style-name="Text_20_body">
      <style:paragraph-properties fo:line-height="100%"/>
      <style:text-properties fo:font-size="9pt" officeooo:rsid="001ea6be" officeooo:paragraph-rsid="001ea6be" style:font-size-asian="9pt" style:font-size-complex="9pt"/>
    </style:style>
    <style:style style:name="P30" style:family="paragraph" style:parent-style-name="Text_20_body">
      <style:paragraph-properties fo:line-height="100%"/>
      <style:text-properties fo:font-size="9pt" officeooo:rsid="00232408" officeooo:paragraph-rsid="00232408" style:font-size-asian="9pt" style:font-size-complex="9pt"/>
    </style:style>
    <style:style style:name="P31" style:family="paragraph" style:parent-style-name="Text_20_body">
      <style:paragraph-properties fo:line-height="100%"/>
      <style:text-properties fo:font-size="9pt" officeooo:rsid="0020366f" officeooo:paragraph-rsid="0020366f" style:font-size-asian="9pt" style:font-size-complex="9pt"/>
    </style:style>
    <style:style style:name="T1" style:family="text">
      <style:text-properties fo:font-variant="normal" fo:text-transform="none" fo:color="#222222" fo:letter-spacing="normal"/>
    </style:style>
    <style:style style:name="T2" style:family="text">
      <style:text-properties fo:font-variant="normal" fo:text-transform="none" fo:color="#222222" fo:letter-spacing="normal" fo:font-style="normal" fo:font-weight="normal"/>
    </style:style>
    <style:style style:name="T3" style:family="text">
      <style:text-properties fo:font-variant="normal" fo:text-transform="none" fo:color="#222222" fo:letter-spacing="normal" fo:font-style="normal" fo:font-weight="normal" officeooo:rsid="001a81e3" fo:background-color="#ffff00" loext:char-shading-value="0"/>
    </style:style>
    <style:style style:name="T4" style:family="text">
      <style:text-properties fo:font-variant="normal" fo:text-transform="none" fo:color="#222222" fo:letter-spacing="normal" fo:font-style="normal" fo:font-weight="normal" officeooo:rsid="001a81e3"/>
    </style:style>
    <style:style style:name="T5" style:family="text">
      <style:text-properties fo:font-variant="normal" fo:text-transform="none" fo:color="#222222" fo:letter-spacing="normal" fo:font-style="normal" fo:font-weight="normal" fo:background-color="#2a6099" loext:char-shading-value="0"/>
    </style:style>
    <style:style style:name="T6" style:family="text">
      <style:text-properties fo:font-variant="normal" fo:text-transform="none" fo:color="#222222" fo:letter-spacing="normal" fo:font-style="normal" fo:font-weight="normal" fo:background-color="#ff0000" loext:char-shading-value="0"/>
    </style:style>
    <style:style style:name="T7" style:family="text">
      <style:text-properties fo:font-variant="normal" fo:text-transform="none" fo:color="#222222" fo:letter-spacing="normal" fo:font-style="normal" fo:font-weight="normal" officeooo:rsid="001a81e3" fo:background-color="#ff0000" loext:char-shading-value="0"/>
    </style:style>
    <style:style style:name="T8" style:family="text">
      <style:text-properties fo:font-variant="normal" fo:text-transform="none" fo:color="#222222" fo:letter-spacing="normal" fo:font-style="normal" fo:font-weight="normal" fo:background-color="#468a1a" loext:char-shading-value="0"/>
    </style:style>
    <style:style style:name="T9" style:family="text">
      <style:text-properties fo:font-variant="normal" fo:text-transform="none" fo:color="#222222" fo:letter-spacing="normal" fo:font-style="normal" fo:font-weight="normal" fo:background-color="#808080" loext:char-shading-value="0"/>
    </style:style>
    <style:style style:name="T10" style:family="text">
      <style:text-properties fo:font-variant="normal" fo:text-transform="none" fo:color="#222222" fo:letter-spacing="normal" fo:font-style="normal" fo:font-weight="normal" fo:background-color="#ec9ba4" loext:char-shading-value="0"/>
    </style:style>
    <style:style style:name="T11" style:family="text">
      <style:text-properties fo:font-variant="normal" fo:text-transform="none" fo:color="#222222" fo:letter-spacing="normal" fo:font-style="normal" fo:font-weight="normal" fo:background-color="#a1467e" loext:char-shading-value="0"/>
    </style:style>
    <style:style style:name="T12" style:family="text">
      <style:text-properties fo:font-variant="normal" fo:text-transform="none" fo:color="#222222" fo:letter-spacing="normal" fo:font-style="normal" fo:font-weight="normal" fo:background-color="#bbe33d" loext:char-shading-value="0"/>
    </style:style>
    <style:style style:name="T13" style:family="text">
      <style:text-properties fo:font-style="normal" fo:font-weight="normal"/>
    </style:style>
    <style:style style:name="T14" style:family="text">
      <style:text-properties fo:background-color="#ffff00" loext:char-shading-value="0"/>
    </style:style>
    <style:style style:name="T15" style:family="text">
      <style:text-properties fo:color="#000000" fo:background-color="#ffff00" loext:char-shading-value="0"/>
    </style:style>
    <style:style style:name="T16" style:family="text">
      <style:text-properties fo:color="#000000" fo:background-color="#b2b2b2" loext:char-shading-value="0"/>
    </style:style>
    <style:style style:name="T17" style:family="text">
      <style:text-properties fo:background-color="#2a6099" loext:char-shading-value="0"/>
    </style:style>
    <style:style style:name="T18" style:family="text">
      <style:text-properties fo:background-color="#ff0000" loext:char-shading-value="0"/>
    </style:style>
    <style:style style:name="T19" style:family="text">
      <style:text-properties fo:background-color="#468a1a" loext:char-shading-value="0"/>
    </style:style>
    <style:style style:name="T20" style:family="text">
      <style:text-properties fo:background-color="#808080" loext:char-shading-value="0"/>
    </style:style>
    <style:style style:name="T21" style:family="text">
      <style:text-properties fo:background-color="#a1467e" loext:char-shading-value="0"/>
    </style:style>
    <style:style style:name="T22" style:family="text">
      <style:text-properties fo:background-color="#bbe33d" loext:char-shading-value="0"/>
    </style:style>
    <style:style style:name="T23" style:family="text">
      <style:text-properties fo:background-color="#ec9ba4" loext:char-shading-value="0"/>
    </style:style>
    <style:style style:name="T24" style:family="text">
      <style:text-properties fo:background-color="#d4ea6b" loext:char-shading-value="0"/>
    </style:style>
    <style:style style:name="T25" style:family="text">
      <style:text-properties fo:background-color="#ea7500" loext:char-shading-value="0"/>
    </style:style>
    <style:style style:name="T26" style:family="text">
      <style:text-properties fo:background-color="#ffffff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P17"/>
      <text:p text:style-name="P18"/>
      <text:p text:style-name="P17"/>
      <text:p text:style-name="P2"/>
      <text:p text:style-name="P2"><text:bookmark text:name="alignmentContent"/>sp|O75715|GPX5_HUMAN <text:s text:c="5"/>------------MTTQLRVVHLLPLLLACFVQ---TSPKQEKMKMDCHKDEKGTIYDYEA <text:s/>45</text:p>
      <text:p text:style-name="P6">sp|P22352|GPX3_HUMAN <text:s text:c="5"/>------------MARLLQASCLLSLLLAGFVS---QSRGQEKSKMDCHGGISGTIYEYGA <text:s/>45</text:p>
      <text:p text:style-name="P6">sp|P59796|GPX6_HUMAN <text:s text:c="5"/>------------MFQQFQASCLVLFFLVGFAQ---QTLKPQNRKVDCNKGVTGTIYEYGA <text:s/>45</text:p>
      <text:p text:style-name="P7">sp|P07203|GPX1_HUMAN <text:s text:c="5"/>---------------------------------------MCAARLAAAAAAAQSVYAFSA <text:s/>21</text:p>
      <text:p text:style-name="P7">sp|P18283|GPX2_HUMAN <text:s text:c="5"/>-----------------------------------------------MAFIAKSFYDLSA <text:s/>13</text:p>
      <text:p text:style-name="P6">sp|P36969|GPX4_HUMAN <text:s text:c="5"/>------------MSLGRLCRLLKPALLCGALAAPGLAGTMCASRDD--WRCARSMHEFSA <text:s/>46</text:p>
      <text:p text:style-name="P6">sp|Q96SL4|GPX7_HUMAN <text:s text:c="5"/>---------------------MVAA-TVAAAW-LLLWAAACA-------QQEQDFYDFKA <text:s/>30</text:p>
      <text:p text:style-name="P6">sp|Q8TED1|GPX8_HUMAN <text:s text:c="5"/>MEPLAAYPLKCSGPRAKVFAVLLSIVLCTVTL-FLLQLKFLK-------PKINSF<text:span text:style-name="T22">YAFE</text:span>V <text:s/>52</text:p>
      <text:p text:style-name="P8"><text:s text:c="80"/><text:span text:style-name="T13">.: <text:s text:c="2"/>.</text:span></text:p>
      <text:p text:style-name="P6"/>
      <text:p text:style-name="P6"><text:bookmark text:name="alignmentContent1"/>sp|O75715|GPX5_HUMAN <text:s text:c="5"/>IA<text:span text:style-name="T16">LNKN</text:span>EYVSFKQYVGKHILFVNVATY<text:span text:style-name="T20">C</text:span>GLT-AQYPEL<text:span text:style-name="T20">N</text:span>ALQEELKPYGLVVLGFPCNQF <text:s/>104</text:p>
      <text:p text:style-name="P6">sp|P22352|GPX3_HUMAN <text:s text:c="5"/>LT<text:span text:style-name="T18">IDGE</text:span>EYIPFKQYAGKYVLFVNVASY<text:span text:style-name="T18">U</text:span>GLT-GQYIEL<text:span text:style-name="T18">N</text:span>ALQEELAPFGLVILGFPCNQF <text:s/>104</text:p>
      <text:p text:style-name="P6">sp|P59796|GPX6_HUMAN <text:s text:c="5"/>LT<text:span text:style-name="T23">LNGE</text:span>EYIQFKQFAGKHVLFVNVAAY<text:span text:style-name="T23">U</text:span>GLA-AQYPEL<text:span text:style-name="T23">N</text:span>ALQEELKNFGVIVLAFPCNQF <text:s/>104</text:p>
      <text:p text:style-name="P6">sp|P07203|GPX1_HUMAN <text:s text:c="5"/>RPLAGGEPVSLGSLRGKVLLIENVAS<text:span text:style-name="T15">LUGT</text:span>TVRDYTQMNELQRRLGPRGLVVLGFPCNQF <text:s/>81</text:p>
      <text:p text:style-name="P6">sp|P18283|GPX2_HUMAN <text:s text:c="5"/>ISL-DGEKVDFNTFRGRAVLIENVASL<text:span text:style-name="T17">U</text:span>GTTTRDF<text:span text:style-name="T17">TQLN</text:span>ELQCRF-PRRLVVLGFPCNQF <text:s/>71</text:p>
      <text:p text:style-name="P6">sp|P36969|GPX4_HUMAN <text:s text:c="5"/>K<text:span text:style-name="T19">DI</text:span>-<text:span text:style-name="T19">DG</text:span>HMVNLDKYRGFVCIVTNVASQ<text:span text:style-name="T19">U</text:span>GKTEVNYTQ<text:span text:style-name="T19">L</text:span>VDLHARYAECGLRILAFPCNQF <text:s/>105</text:p>
      <text:p text:style-name="P6">sp|Q96SL4|GPX7_HUMAN <text:s text:c="5"/>VNI-RGKLVSLEKYRGSV<text:span text:style-name="T21">SLVV</text:span>NVASE<text:span text:style-name="T21">C</text:span>GFTDQHYRALQQLQRDLGPHHFNVL<text:span text:style-name="T21">A</text:span>FPCNQF <text:s/>89</text:p>
      <text:p text:style-name="P6">sp|Q8TED1|GPX8_HUMAN <text:s text:c="5"/>KDA-KGRTVSLEKYKGKVSLVVNVASD<text:span text:style-name="T24">C</text:span>QLT<text:span text:style-name="T22">D</text:span>RNYLGLKELHKEFGPSHFSVLAFPCNQF <text:s/>111</text:p>
      <text:p text:style-name="P8"><text:s text:c="32"/><text:span text:style-name="T13">. : : <text:s text:c="3"/>* <text:s text:c="2"/>:. ***: <text:s text:c="3"/>: <text:s/>.: <text:s/>: <text:s/>*: <text:s text:c="6"/>. :*.******</text:span></text:p>
      <text:p text:style-name="P9"/>
      <text:p text:style-name="P2"><text:bookmark text:name="alignmentContent2"/>sp|O75715|GPX5_HUMAN <text:s text:c="5"/>GKQEPGDNKEILPGLKYVRPGGGFVPSFQLFEKGDVNGEKEQKVFSFLKHSC<text:span text:style-name="T20">P</text:span>HPSE--- <text:s/>161</text:p>
      <text:p text:style-name="P9">sp|P22352|GPX3_HUMAN <text:s text:c="5"/>GKQEPGENSEILPTLKYVRPGGGFVPNFQLFEKGDVNGEKEQKFYTFLKNSC<text:span text:style-name="T18">P</text:span>PTSE--- <text:s/>161</text:p>
      <text:p text:style-name="P9">sp|P59796|GPX6_HUMAN <text:s text:c="5"/>GKQEPGTNSEILLGLKYVCPGSGFVPSFQLFEKGDVNGEKEQKVFTFLKNSC<text:span text:style-name="T23">P</text:span>PTSD--- <text:s/>161</text:p>
      <text:p text:style-name="P9">sp|P07203|GPX1_HUMAN <text:s text:c="5"/>G<text:span text:style-name="T14">H</text:span>QENAKNEEILNSLKYVRPGGGFEPNFMLFEKCEVNGAGAHPLFAFLREALPAPSDDAT <text:s/>141</text:p>
      <text:p text:style-name="P9">sp|P18283|GPX2_HUMAN <text:s text:c="5"/>GHQENCQNEEI<text:span text:style-name="T17">L</text:span>NSLKYVRPGGGYQPTFTLVQKCEVNGQNEHPVFAYLKDKLPYPYDDPF <text:s/>131</text:p>
      <text:p text:style-name="P9">sp|P36969|GPX4_HUMAN <text:s text:c="5"/>GKQEPGSNEEIKEF-----AA-GYNVKFDMFSKICVNGDDAHPLWKWMKIQPKGK----- <text:s/>154</text:p>
      <text:p text:style-name="P9">sp|Q96SL4|GPX7_HUMAN <text:s text:c="5"/>GQQEPDSNKEIESF-----ARRTYSVSFPMFSKIAVTGTGAHPAFKYLAQTS-------- <text:s/>136</text:p>
      <text:p text:style-name="P9">sp|Q8TED1|GPX8_HUMAN <text:s text:c="5"/>GESEPRPSKEVESF-----ARKNYGVTFPIFHKIKILGSEGEPAFRFLVD<text:span text:style-name="T22">S</text:span>S-------- <text:s/>158</text:p>
      <text:p text:style-name="P12"><text:s text:c="26"/><text:span text:style-name="T13">*..* <text:s text:c="2"/>..*: <text:s text:c="11"/>: <text:s/>.* :. * <text:s/>: * <text:s text:c="2"/>. <text:s/>: :: <text:s text:c="11"/></text:span></text:p>
      <text:p text:style-name="P21"/>
      <text:p text:style-name="P5"><text:bookmark text:name="alignmentContent3"/>sp|O75715|GPX5_HUMAN <text:s text:c="5"/>-ILGTFKSISWDPVKVHDIRWNFEKFLVGPDGIPVMRWSHRATVSSVKTDILAYLKQFKT <text:s/>220</text:p>
      <text:p text:style-name="P6">sp|P22352|GPX3_HUMAN <text:s text:c="5"/>-LLGTSDRLFWEPMKVHDIRWNFEKFLVGPDGIPIMRWHHRTTVSNVKMDILSYMRRQAA <text:s/>220</text:p>
      <text:p text:style-name="P6">sp|P59796|GPX6_HUMAN <text:s text:c="5"/>-LLGSSSQLFWEPMKVHDIRWNFEKFLVGPDGVPVMHWFHQAPVSTVKSDILEYLKQFNT <text:s/>220</text:p>
      <text:p text:style-name="P6">sp|P07203|GPX1_HUMAN <text:s text:c="5"/>ALMTDPKLITWSPVC<text:span text:style-name="T14">R</text:span>NDVAWNFEKFLVGPDGVPLRRYSRRFQTIDIEPDIEALLSQGPS <text:s/>201</text:p>
      <text:p text:style-name="P6">sp|P18283|GPX2_HUMAN <text:s text:c="5"/>SLMTDPKLIIWSPVRRSDVAWNFEK<text:span text:style-name="T17">F</text:span>LIGPEGEPFRRYSRTFPTINIEPDIKRLLKVAI- <text:s/>190</text:p>
      <text:p text:style-name="P6">sp|P36969|GPX4_HUMAN <text:s text:c="5"/>------------GI<text:span text:style-name="T19">L</text:span>GNAIKWNFTKFLIDKNGCVVKRYGPMEEPLVIEKDLPHYF----- <text:s/>197</text:p>
      <text:p text:style-name="P6">sp|Q96SL4|GPX7_HUMAN <text:s text:c="5"/>---------------GKEPTWNFWKYLVAPDGKVV<text:span text:style-name="T21">G</text:span>AWDPTVSVEEVRPQITALVRKLIL <text:s/>181</text:p>
      <text:p text:style-name="P6">sp|Q8TED1|GPX8_HUMAN <text:s text:c="5"/>---------------KKEPRWNFWKYLVNPEGQVVKFWKPEEPIEVIRPDIAALVRQVII <text:s/>203</text:p>
      <text:p text:style-name="P13"><text:span text:style-name="T1"><text:s text:c="46"/></text:span><text:span text:style-name="T2">*** *:*: <text:s/>:* <text:s/>. <text:s/>: <text:s text:c="7"/>:. :: <text:s text:c="2"/>. <text:s text:c="4"/></text:span></text:p>
      <text:p text:style-name="P10"/>
      <text:p text:style-name="P16">sp|O75715|GPX5_HUMAN <text:s text:c="5"/>K----- <text:s text:c="7"/>221</text:p>
      <text:p text:style-name="P10">sp|P22352|GPX3_HUMAN <text:s text:c="5"/>LGVKRK <text:s text:c="7"/>226</text:p>
      <text:p text:style-name="P11">sp|P59796|GPX6_HUMAN <text:s text:c="5"/>H----- <text:s text:c="7"/>221</text:p>
      <text:p text:style-name="P11">sp|P07203|GPX1_HUMAN <text:s text:c="5"/>CA---- <text:s text:c="7"/>203</text:p>
      <text:p text:style-name="P11">sp|P18283|GPX2_HUMAN <text:s text:c="5"/>------ <text:s text:c="7"/>190</text:p>
      <text:p text:style-name="P11">sp|P36969|GPX4_HUMAN <text:s text:c="5"/>------ <text:s text:c="7"/>197</text:p>
      <text:p text:style-name="P11">sp|Q96SL4|GPX7_HUMAN <text:s text:c="5"/>LKREDL <text:s text:c="7"/>187</text:p>
      <text:p text:style-name="P11">sp|Q8TED1|GPX8_HUMAN <text:s text:c="5"/>KKKEDL <text:s text:c="7"/>209</text:p>
      <text:p text:style-name="P22"/>
      <text:p text:style-name="P25"><text:span text:style-name="T3">yellow</text:span><text:span text:style-name="T4"> – GPX1</text:span></text:p>
      <text:p text:style-name="P26"><text:span text:style-name="T5">blue</text:span><text:span text:style-name="T2"> – GPX2</text:span></text:p>
      <text:p text:style-name="P27"><text:soft-page-break/><text:span text:style-name="T6">red</text:span><text:span text:style-name="T7"> <text:s/></text:span><text:span text:style-name="T4">- </text:span><text:span text:style-name="T2">GPX3</text:span></text:p>
      <text:p text:style-name="P28"><text:span text:style-name="T8">green</text:span><text:span text:style-name="T2"> – GPX4</text:span></text:p>
      <text:p text:style-name="P29"><text:span text:style-name="T9">grey</text:span><text:span text:style-name="T2"> – GPX5</text:span></text:p>
      <text:p text:style-name="P30"><text:span text:style-name="T10">pink</text:span><text:span text:style-name="T2"> - GPX6</text:span></text:p>
      <text:p text:style-name="P29"><text:span text:style-name="T11">purple –</text:span><text:span text:style-name="T2"> GPX7</text:span></text:p>
      <text:p text:style-name="P31"><text:span text:style-name="T12">light green</text:span><text:span text:style-name="T2"> – GPX8</text:span></text:p>
      <text:p text:style-name="P23"/>
      <text:p text:style-name="P3"/>
      <text:p text:style-name="P3"><text:bookmark text:name="alignmentContent7"/>sp|P00435|GPX1_BOVIN <text:s text:c="5"/>MCAAQRSAAALAAAAPRTVYAFSARPLAGGEPFNLSSLRGKVLLIEN<text:span text:style-name="T25">VASL</text:span>UGTTVRDYT <text:s/>60</text:p>
      <text:p text:style-name="P9">sp|P07203|GPX1_HUMAN <text:s text:c="5"/>MCAARLAA---AAAAAQSVYAFSARPLAGGEPVSLGSLRGKVLLIENVAS<text:span text:style-name="T14">LUGT</text:span>TVRDYT <text:s/>57</text:p>
      <text:p text:style-name="P12"><text:s text:c="26"/><text:span text:style-name="T13">****: :* <text:s text:c="2"/>**** ::**************..*.************************</text:span></text:p>
      <text:p text:style-name="P15"/>
      <text:p text:style-name="P9">sp|P00435|GPX1_BOVIN <text:s text:c="5"/>QMNDLQRRLGPRGLVVLGFPCN<text:span text:style-name="T25">Q</text:span>FGHQENAKNEEILNCLKYVRPGGGFEPNFMLFEKCEV <text:s/>120</text:p>
      <text:p text:style-name="P9">sp|P07203|GPX1_HUMAN <text:s text:c="5"/>QMNELQRRLGPRGLVVLGFPCNQFG<text:span text:style-name="T14">H</text:span>QENAKNEEILNSLKYVRPGGGFEPNFMLFEKCEV <text:s/>117</text:p>
      <text:p text:style-name="P12"><text:s text:c="26"/><text:span text:style-name="T13">***:*********************************.**********************</text:span></text:p>
      <text:p text:style-name="P15"/>
      <text:p text:style-name="P9">sp|P00435|GPX1_BOVIN <text:s text:c="5"/>NGEKAHPLFAFLREVLPTPSDDATALMTDPKFITWS<text:span text:style-name="T25">P</text:span>VCRNDVSWNFEKFLVGPDGVPVR <text:s/>180</text:p>
      <text:p text:style-name="P9">sp|P07203|GPX1_HUMAN <text:s text:c="5"/>NGAGAHPLFAFLREALPAPSDDATALMTDPKLITWS<text:span text:style-name="T26">P</text:span>VC<text:span text:style-name="T14">R</text:span>NDVAWNFEKFLVGPDGVPLR <text:s/>177</text:p>
      <text:p text:style-name="P12"><text:s text:c="26"/><text:span text:style-name="T13">** <text:s/>**********.**:*************:***********:**************:*</text:span></text:p>
      <text:p text:style-name="P15"/>
      <text:p text:style-name="P9">sp|P00435|GPX1_BOVIN <text:s text:c="5"/>RYSRRFLTIDIEPDIETLLSQGASA- <text:s text:c="3"/>205</text:p>
      <text:p text:style-name="P9">sp|P07203|GPX1_HUMAN <text:s text:c="5"/>RYSRRFQTIDIEPDIEALLSQGPSCA <text:s text:c="3"/>203</text:p>
      <text:p text:style-name="P12"><text:s text:c="26"/><text:span text:style-name="T13">****** *********:***** *. </text:span></text:p>
      <text:p text:style-name="P24"><text:span text:style-name="T25">Orange</text:span> – Bovine GPX1</text:p>
      <text:p text:style-name="P24"><text:span text:style-name="T14">Yellow </text:span>– Human GPX1</text:p>
      <text:p text:style-name="P24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0"/>
      <table:table table:name="Table1" table:style-name="Table1">
        <table:table-column table:style-name="Table1.A"/>
        <table:table-column table:style-name="Table1.B"/>
        <table:table-row table:style-name="TableLine94903319365120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Line94903319415936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Line94903319416288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</table:table>
      <text:p text:style-name="P4"><text:bookmark text:name="alignmentContent4"/>sp|P07203|GPX1_HUMAN <text:s text:c="5"/>------------------------MC--------------AARLAA---AAAAAQSVYAF <text:s/>19</text:p>
      <text:p text:style-name="P6">sp|P00435|GPX1_BOVIN <text:s text:c="5"/>------------------------MC--------------AAQRSAAALAAAAPRTVYAF <text:s/>22</text:p>
      <text:p text:style-name="P6">sp|P21765|GPX5_MOUSE <text:s text:c="5"/>-----------------MVTELRVFYLVPLLLASYVQTTPRPEKMKMDCYKDVKGTIYDY <text:s/>43</text:p>
      <text:p text:style-name="P6">sp|Q91WR8|GPX6_MOUSE <text:s text:c="5"/>-----------------MAQKLWGSCLFSLFMAALAQETLNPQKSKVDCNKGVTGTVYEY <text:s/>43</text:p>
      <text:p text:style-name="P6">sp|P37141|GPX3_BOVIN <text:s text:c="5"/>-----------------MARLFRASCLLSLLLAGFIPPSQGQEKSKTDCHAGVGGTIYEY <text:s/>43</text:p>
      <text:p text:style-name="P6">sp|P46412|GPX3_MOUSE <text:s text:c="5"/>-----------------MARILRASCLLSLLLAGFVPPGRGQEKSKTDCHGGMSGTIYEY <text:s/>43</text:p>
      <text:p text:style-name="P6">sp|O70325|GPX4_MOUSE <text:s text:c="5"/>------------MSWGRLSRLLKPALLCGALAAPGLAGTMCASRD----DWRCARSMHEF <text:s/>44</text:p>
      <text:p text:style-name="P6">sp|A6QLY2|GPX7_BOVIN <text:s text:c="5"/>------------------------MVAARAAAWLLLAAAACAPR---------EQDFYDF <text:s/>27</text:p>
      <text:p text:style-name="P6">sp|Q99LJ6|GPX7_MOUSE <text:s text:c="5"/>------------------------MVAAVATAWLLLWAAACAQS---------EQDFYDF <text:s/>27</text:p>
      <text:p text:style-name="P6">sp|Q2NL01|GPX8_BOVIN <text:s text:c="5"/>MEPLTAYPLRCSGPKAKAFAVLLSMVLCT-VMLFLLQLKFLKPK---------INSFYTF <text:s/>50</text:p>
      <text:p text:style-name="P6">sp|Q9D7B7|GPX8_MOUSE <text:s text:c="5"/>MEPFAAYPLKCSGPKAKIFAVLLSMVLCT-VMLFLLQLKFLKPR---------TNSFYSF <text:s/>50</text:p>
      <text:p text:style-name="P8"><text:s text:c="82"/><text:span text:style-name="T13">.: :</text:span></text:p>
      <text:p text:style-name="P14"/>
      <text:p text:style-name="P6">sp|P07203|GPX1_HUMAN <text:s text:c="5"/>SARPLAGGEPVSLGSLRGKVLLIENVASLUGTTVRDYTQMNELQRRLGPRGLVVLGFPCN <text:s/>79</text:p>
      <text:p text:style-name="P6">sp|P00435|GPX1_BOVIN <text:s text:c="5"/>SARPLAGGEPFNLSSLRGKVLLIENVASLUGTTVRDYTQMNDLQRRLGPRGLVVLGFPCN <text:s/>82</text:p>
      <text:p text:style-name="P6">sp|P21765|GPX5_MOUSE <text:s text:c="5"/>EALSLNGKEHIPFKQYAGKHVLFVNVATYCGLTI-QYPELNALQEDLKPFGLVILGFPCN <text:s/>102</text:p>
      <text:p text:style-name="P6">sp|Q91WR8|GPX6_MOUSE <text:s text:c="5"/>GANTIDGGEFVNFQQYAGKHILFVNVASFCGLTA-TYPELNTLQEELKPFNVTVLGFPCN <text:s/>102</text:p>
      <text:p text:style-name="P6">sp|P37141|GPX3_BOVIN <text:s text:c="5"/>GALTIDGEEYIPFKQYAGKYILFVNVASYUGLTG-QYVELNALQEELEPFGLVILGFPCN <text:s/>102</text:p>
      <text:p text:style-name="P6">sp|P46412|GPX3_MOUSE <text:s text:c="5"/>GALTIDGEEYIPFKQYAGKYILFVNVASYUGLTD-QYLELNALQEELGPFGLVILGFPSN <text:s/>102</text:p>
      <text:p text:style-name="P6">sp|O70325|GPX4_MOUSE <text:s text:c="5"/>SAKDIDGH-MVCLDKYRGFVCIVTNVASQUGKTDVNYTQLVDLHARYAECGLRILAFPCN <text:s/>103</text:p>
      <text:p text:style-name="P6">sp|A6QLY2|GPX7_BOVIN <text:s text:c="5"/>KAVNIRGK-LVSLEKYRGSVSLVVNVASECGFTDQHYRALQQLQRDLGPHHFNVLAFPCN <text:s/>86</text:p>
      <text:p text:style-name="P6">sp|Q99LJ6|GPX7_MOUSE <text:s text:c="5"/>KAVNIRGK-LVSLEKYRGSVSLVVNVASECGFTDQNYRALQQLQRDLGPHHFNVLAFPCN <text:s/>86</text:p>
      <text:p text:style-name="P6">sp|Q2NL01|GPX8_BOVIN <text:s text:c="5"/>EVKDANGR-VVSLEKFKGKVALVVNVASDCQLTDRNYLALQELHKEFGPFHFSVLAFPCN <text:s/>109</text:p>
      <text:p text:style-name="P6">sp|Q9D7B7|GPX8_MOUSE <text:s text:c="5"/>EVKDAKGR-TVSLEKFKGKASLVVNVASDCRFTDKSYQTLRELHKEFGPYHFNVLAFPCN <text:s/>109</text:p>
      <text:p text:style-name="P8"><text:s text:c="27"/><text:span text:style-name="T13">. <text:s text:c="3"/>* <text:s text:c="2"/>. : . <text:s/>* <text:s text:c="2"/>:. ***: <text:s text:c="3"/>* <text:s text:c="2"/>* <text:s/>: <text:s/>*: <text:s text:c="6"/>. :*.**.*</text:span></text:p>
      <text:p text:style-name="P14"/>
      <text:p text:style-name="P6">sp|P07203|GPX1_HUMAN <text:s text:c="5"/>QFGHQENAKNEEILNSLKYVRPGGGFEPNFMLFEKCEVNGAGAHPLFAFLREALPAPSDD <text:s/>139</text:p>
      <text:p text:style-name="P6">sp|P00435|GPX1_BOVIN <text:s text:c="5"/>QFGHQENAKNEEILNCLKYVRPGGGFEPNFMLFEKCEVNGEKAHPLFAFLREVLPTPSDD <text:s/>142</text:p>
      <text:p text:style-name="P6">sp|P21765|GPX5_MOUSE <text:s text:c="5"/>QFGKQEPGDNLEILPGLKYVRPGKGFLPNFQLFAKGDVNGENEQKIFTFLKRSCPHPSE- <text:s/>161</text:p>
      <text:p text:style-name="P6">sp|Q91WR8|GPX6_MOUSE <text:s text:c="5"/>QFGKQEPGKNSEILLGLKYVRPGGGYVPNFQLFEKGDVNGDNEQKVFSFLKNSCPPTSE- <text:s/>161</text:p>
      <text:p text:style-name="P6">sp|P37141|GPX3_BOVIN <text:s text:c="5"/>QFGKQEPGENSEILATLKYVRPGGGFTPNFQLFEKGDVNGEKEQKFYTFLKNSCPPTSE- <text:s/>161</text:p>
      <text:p text:style-name="P6">sp|P46412|GPX3_MOUSE <text:s text:c="5"/>QFGKQEPGENSEILPSLKYVRPGGGFVPNFQLFEKGDVNGEKEQKFYTFLKNSCPPTAE- <text:s/>161</text:p>
      <text:p text:style-name="P6">sp|O70325|GPX4_MOUSE <text:s text:c="5"/>QFGRQEPGSNQEIKEFA-----A-GYNVKFDMYSKICVNGDDAHPLWKWMKVQPKGR--- <text:s/>154</text:p>
      <text:p text:style-name="P6">sp|A6QLY2|GPX7_BOVIN <text:s text:c="5"/>QFGQQEPDSNKEIESFA-----RRTYSVSFPMFSKIAVTGTGAHPAFKYLTETS------ <text:s/>135</text:p>
      <text:p text:style-name="P6">sp|Q99LJ6|GPX7_MOUSE <text:s text:c="5"/>QFGQQEPDTNREIENFA-----RRTYSVSFPMFSKIAVTGTGAHPAFKYLTQTS------ <text:s/>135</text:p>
      <text:p text:style-name="P6">sp|Q2NL01|GPX8_BOVIN <text:s text:c="5"/>QFGESEPRPSKEVVSFA-----RNNFGVTFPIFHKIKILGSEAEPAFRFLVDSS------ <text:s/>158</text:p>
      <text:p text:style-name="P6">sp|Q9D7B7|GPX8_MOUSE <text:s text:c="5"/>QFGESEPKSSKEVESFA-----RQNYGVTFPIFHKIKILGPEAEPAFRFIVDSS------ <text:s/>158</text:p>
      <text:p text:style-name="P8"><text:s text:c="26"/><text:span text:style-name="T13">***..* <text:s text:c="2"/>. *: <text:s text:c="11"/>: <text:s/>.* :: * <text:s/>: * <text:s text:c="2"/>. <text:s/>: :: <text:s text:c="9"/></text:span></text:p>
      <text:p text:style-name="P14"/>
      <text:p text:style-name="P6">sp|P07203|GPX1_HUMAN <text:s text:c="5"/>ATALMTDPKLITWSPVCRNDVAWNFEKFLVGPDGVPLRRYSRRFQTIDIEPDIEALLSQG <text:s/>199</text:p>
      <text:p text:style-name="P6">sp|P00435|GPX1_BOVIN <text:s text:c="5"/>ATALMTDPKFITWSPVCRNDVSWNFEKFLVGPDGVPVRRYSRRFLTIDIEPDIETLLSQG <text:s/>202</text:p>
      <text:p text:style-name="P6">sp|P21765|GPX5_MOUSE <text:s text:c="5"/>---TVVMSKHTFWEPIKVHDIRWNFEKFLVGPDGIPVMRWFHQAPVSTVKSDIMAYLSHF <text:s/>218</text:p>
      <text:p text:style-name="P6">sp|Q91WR8|GPX6_MOUSE <text:s text:c="5"/>---LFGSPEHLFWDPMKVHDIRWNFEKFLVGPDGVPVMRWFHHTPVRIVQSDIMEYLNQT <text:s/>218</text:p>
      <text:p text:style-name="P6">sp|P37141|GPX3_BOVIN <text:s text:c="5"/>---LLGSPDRLFWEPMKVHDIRWNFEKFLVGPDGIPIMRWYHRTTVNSVKMDILTYMRRR <text:s/>218</text:p>
      <text:p text:style-name="P6">sp|P46412|GPX3_MOUSE <text:s text:c="5"/>---LLGSPGRLFWEPMKIHDIRWNFEKFLVGPDGIPVMRWYHRTTVSNVKMDILSYMRRQ <text:s/>218</text:p>
      <text:p text:style-name="P6">sp|O70325|GPX4_MOUSE <text:s text:c="5"/>--------------GMLGNAIKWNFTKFLIDKNGCVVKRYGPMEEPQVIEKDLPCYL--- <text:s/>197</text:p>
      <text:p text:style-name="P6">sp|A6QLY2|GPX7_BOVIN <text:s text:c="5"/>-----------------GKEPTWNFWKYLVAPDGKVIGAWDPTVSVEEIRPQITALVRKL <text:s/>178</text:p>
      <text:p text:style-name="P6">sp|Q99LJ6|GPX7_MOUSE <text:s text:c="5"/>-----------------GKEPTWNFWKYLVDPDGKVVGAWDPTVPVAEIKPRITEQVMKL <text:s/>178</text:p>
      <text:p text:style-name="P6">sp|Q2NL01|GPX8_BOVIN <text:s text:c="5"/>-----------------KKEPRWNFWKYLVNPEGQVVKTWRPEEPIEVIRPEIAALIRQM <text:s/>201</text:p>
      <text:p text:style-name="P6">sp|Q9D7B7|GPX8_MOUSE <text:s text:c="5"/>-----------------KKEPRWNFWKYLVNPEGQVVKFWRPEEPLEAIRPHVSQMIGQI <text:s/>201</text:p>
      <text:p text:style-name="P8"><text:s text:c="44"/><text:span text:style-name="T13">: <text:s text:c="2"/>*** *:*: <text:s/>:* <text:s/>: <text:s/>: <text:s text:c="7"/>:. <text:s/>: <text:s text:c="2"/>: <text:s text:c="2"/></text:span></text:p>
      <text:p text:style-name="P14"><text:soft-page-break/></text:p>
      <text:p text:style-name="P6">sp|P07203|GPX1_HUMAN <text:s text:c="5"/>PSCA---- <text:s text:c="5"/>203</text:p>
      <text:p text:style-name="P6">sp|P00435|GPX1_BOVIN <text:s text:c="5"/>ASA----- <text:s text:c="5"/>205</text:p>
      <text:p text:style-name="P6">sp|P21765|GPX5_MOUSE <text:s text:c="5"/>KTI----- <text:s text:c="5"/>221</text:p>
      <text:p text:style-name="P6">sp|Q91WR8|GPX6_MOUSE <text:s text:c="5"/>STQ----- <text:s text:c="5"/>221</text:p>
      <text:p text:style-name="P6">sp|P37141|GPX3_BOVIN <text:s text:c="5"/>AVWEAKGK <text:s text:c="5"/>226</text:p>
      <text:p text:style-name="P6">sp|P46412|GPX3_MOUSE <text:s text:c="5"/>AALSARGK <text:s text:c="5"/>226</text:p>
      <text:p text:style-name="P6">sp|O70325|GPX4_MOUSE <text:s text:c="5"/>-------- <text:s text:c="5"/>197</text:p>
      <text:p text:style-name="P6">sp|A6QLY2|GPX7_BOVIN <text:s text:c="5"/>ILKKREDL <text:s text:c="5"/>186</text:p>
      <text:p text:style-name="P6">sp|Q99LJ6|GPX7_MOUSE <text:s text:c="5"/>ILRKREDL <text:s text:c="5"/>186</text:p>
      <text:p text:style-name="P6">sp|Q2NL01|GPX8_BOVIN <text:s text:c="5"/>IIKKKEDL <text:s text:c="5"/>209</text:p>
      <text:p text:style-name="P6">sp|Q9D7B7|GPX8_MOUSE <text:s text:c="5"/>ILKKKEDL <text:s text:c="5"/>209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2T13:11:11.547852410</meta:creation-date>
    <dc:date>2023-02-28T12:20:04.586676560</dc:date>
    <meta:editing-duration>PT3H7M34S</meta:editing-duration>
    <meta:editing-cycles>12</meta:editing-cycles>
    <meta:generator>LibreOffice/6.4.7.2$Linux_X86_64 LibreOffice_project/40$Build-2</meta:generator>
    <meta:document-statistic meta:table-count="1" meta:image-count="0" meta:object-count="0" meta:page-count="4" meta:paragraph-count="125" meta:word-count="465" meta:character-count="9506" meta:non-whitespace-character-count="7890"/>
  </office:meta>
</office:document-meta>
</file>